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174f6f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74f6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74f6f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ssignment 1: Installation Troubleshooting Guide</text:h>
      <text:list xml:id="list1240083661" text:style-name="L1">
        <text:list-item>
          <text:p text:style-name="P3">Task: Prepare a troubleshooting guide for common installation issues faced during Android Studio setup.</text:p>
        </text:list-item>
        <text:list-item>
          <text:p text:style-name="P3">Requirements: Include step-by-step instructions and solutions for resolving common problems such as SDK installation errors, emulator configuration issues, and compatibility issues with different operating systems.</text:p>
        </text:list-item>
        <text:list-item>
          <text:p text:style-name="P2">Submission: Participants should submit their troubleshooting guide in a document format (PDF or Word) </text:p>
        </text:list-item>
      </text:list>
      <text:h text:style-name="Heading_20_3" text:outline-level="3">Assignment 2: Modify "Hello World" Application</text:h>
      <text:list xml:id="list1072659388" text:style-name="L2">
        <text:list-item>
          <text:p text:style-name="P5">Task: Enhance the "Hello World" application created during the workshop by adding additional features or customizations.</text:p>
        </text:list-item>
        <text:list-item>
          <text:p text:style-name="P5">Requirements: Participants can choose from a list of suggested enhancements such as:</text:p>
          <text:list>
            <text:list-item>
              <text:p text:style-name="P5">Adding a button that changes the text color when clicked.</text:p>
            </text:list-item>
            <text:list-item>
              <text:p text:style-name="P5">Displaying a toast message when the user taps on the screen.</text:p>
            </text:list-item>
            <text:list-item>
              <text:p text:style-name="P5">Customizing the app theme and layout.</text:p>
            </text:list-item>
          </text:list>
        </text:list-item>
        <text:list-item>
          <text:p text:style-name="P4">Submission: Participants should submit the modified source code of their application along with a brief description of the enhancements made.</text:p>
        </text:list-item>
      </text:list>
      <text:h text:style-name="Heading_20_3" text:outline-level="3">Assignment 3: Emulator Configuration Challenge</text:h>
      <text:list xml:id="list2423430946" text:style-name="L3">
        <text:list-item>
          <text:p text:style-name="P7">Task: Experiment with different emulator configurations and settings to optimize performance and simulate real-world scenarios.</text:p>
        </text:list-item>
        <text:list-item>
          <text:p text:style-name="P6">Requirements: Participants should explore various emulator options such as screen size, RAM allocation, and Android version. They should document their findings, including any performance improvements or challenges encountered.</text:p>
        </text:list-item>
        <text:list-item>
          <text:p text:style-name="P8">Submission: Participants can submit their findings in a document format or create a presentation summarizing their experience and recommendations.</text:p>
          <text:p text:style-name="P8"><text:span text:style-name="T2">Assignment </text:span><text:span text:style-name="T3">4</text:span><text:span text:style-name="T2">: Layout Customization</text:span></text:p>
        </text:list-item>
      </text:list>
      <text:list xml:id="list4160762997" text:style-name="L4">
        <text:list-item>
          <text:p text:style-name="P10">Task: Create a custom layout for a banking application homepage that includes various UI elements such as text views, buttons, and image views.</text:p>
        </text:list-item>
        <text:list-item>
          <text:p text:style-name="P10">Requirements: Design the layout using XML markup to achieve a professional and user-friendly interface. Incorporate features like proper alignment, padding, and spacing to enhance the visual appeal.</text:p>
        </text:list-item>
        <text:list-item>
          <text:p text:style-name="P9">Submission: Participants should submit the XML layout file along with screenshots or a video demonstrating the layout in action on an emulator or device.</text:p>
        </text:list-item>
      </text:list>
      <text:h text:style-name="Heading_20_3" text:outline-level="3">Assignment <text:span text:style-name="T1">5</text:span>: Button Interactions</text:h>
      <text:list xml:id="list1313359182" text:style-name="L5">
        <text:list-item>
          <text:p text:style-name="P12">Task: Implement different types of button interactions in an Android application.</text:p>
        </text:list-item>
        <text:list-item>
          <text:p text:style-name="P12">Requirements: Create a simple application with multiple buttons, each demonstrating a different interaction type:</text:p>
          <text:list>
            <text:list-item>
              <text:p text:style-name="P12">Regular button: Clicking the button triggers a simple action like displaying a toast message.</text:p>
            </text:list-item>
            <text:list-item>
              <text:p text:style-name="P12"><text:soft-page-break/>Image button: Use an image as a button and implement a click event to perform an action.</text:p>
            </text:list-item>
            <text:list-item>
              <text:p text:style-name="P12">Toggle button: Implement a toggle button that switches between two states (e.g., on/off) and updates the UI accordingly.</text:p>
            </text:list-item>
            <text:list-item>
              <text:p text:style-name="P12">Custom button: Create a custom button with a unique design and behavior (e.g., long-press to trigger an action).</text:p>
            </text:list-item>
          </text:list>
        </text:list-item>
        <text:list-item>
          <text:p text:style-name="P11">Submission: Participants should submit the source code of their application along with a brief description of each button interaction.</text:p>
        </text:list-item>
      </text:list>
      <text:list xml:id="list91610241806214" text:continue-list="list2423430946" text:style-name="L3">
        <text:list-header>
          <text:p text:style-name="P6"/>
        </text:list-header>
      </text:list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8:15.355275136</meta:creation-date>
    <dc:date>2024-03-15T09:16:08.968270275</dc:date>
    <meta:editing-duration>PT15S</meta:editing-duration>
    <meta:editing-cycles>1</meta:editing-cycles>
    <meta:document-statistic meta:table-count="0" meta:image-count="0" meta:object-count="0" meta:page-count="2" meta:paragraph-count="28" meta:word-count="423" meta:character-count="2888" meta:non-whitespace-character-count="2515"/>
    <meta:generator>LibreOffice/7.3.7.2$Linux_X86_64 LibreOffice_project/30$Build-2</meta:generator>
  </office:meta>
</office:document-meta>
</file>